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b77"/>
    </style:style>
    <style:style style:name="P2" style:family="paragraph" style:parent-style-name="Standard">
      <style:text-properties officeooo:rsid="0005ab77" officeooo:paragraph-rsid="0005ab77"/>
    </style:style>
    <style:style style:name="P3" style:family="paragraph" style:parent-style-name="Standard">
      <style:text-properties officeooo:rsid="0005ab77" officeooo:paragraph-rsid="00062e57"/>
    </style:style>
    <style:style style:name="T1" style:family="text">
      <style:text-properties officeooo:rsid="00062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inal project</text:p>
      <text:p text:style-name="P1"/>
      <text:p text:style-name="P2">graph to show temp in degrees</text:p>
      <text:p text:style-name="P2">analog in but not out</text:p>
      <text:p text:style-name="P2">- in code memory of some sort so it won't keep turning off and on (like if it heats up to 71 and drops to 69.9 it won't turn on immediately)</text:p>
      <text:p text:style-name="P2">user interface </text:p>
      <text:p text:style-name="P2"><text:tab/>- chart temp (y axis) time (x axis). <text:s/>//coolest 70 degrees, hottest 95 degrees</text:p>
      <text:p text:style-name="P2"><text:tab/>- start button , stop or one button that changes when you push it </text:p>
      <text:p text:style-name="P2"><text:tab/>- light that tells you it is heating up (maybe turns off when cooling)</text:p>
      <text:p text:style-name="P2"><text:tab/>- be able to set high temp</text:p>
      <text:p text:style-name="P2"><text:tab/>- time to stay at temp</text:p>
      <text:p text:style-name="P2"><text:tab/>- way to input low temperature for a specific time</text:p>
      <text:p text:style-name="P2"><text:tab/>- heat and cooling mode indicators</text:p>
      <text:p text:style-name="P2"><text:tab/>- show current temperature</text:p>
      <text:p text:style-name="P2"><text:tab/>- indicator for lid open</text:p>
      <text:p text:style-name="P2"><text:tab/></text:p>
      <text:p text:style-name="P2"/>
      <text:p text:style-name="P2">- save data to spreadsheet file with date, time, temperature</text:p>
      <text:p text:style-name="P2"/>
      <text:p text:style-name="P2"/>
      <text:p text:style-name="P2">-------------------------------------------</text:p>
      <text:p text:style-name="P2">couple analog inputs</text:p>
      <text:p text:style-name="P2">if is heating and sensor doesn't get anything alert user somehow</text:p>
      <text:p text:style-name="P3"><text:span text:style-name="T1">-if lid open don't let heat </text:span></text:p>
      <text:p text:style-name="P2"/>
      <text:p text:style-name="P2">maybe 10 minute total time for run and every 30 seconds append file with date,time,te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13:19:31.75</meta:creation-date>
    <dc:date>2013-04-12T21:33:08.01</dc:date>
    <meta:editing-duration>PT1M18S</meta:editing-duration>
    <meta:editing-cycles>2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21" meta:word-count="172" meta:character-count="926" meta:non-whitespace-character-count="760"/>
  </office:meta>
</office:document-meta>
</file>